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26654"/>
    </style:style>
    <style:style style:name="P2" style:family="paragraph" style:parent-style-name="Standard">
      <style:text-properties officeooo:rsid="0015a9d6" officeooo:paragraph-rsid="0015a9d6"/>
    </style:style>
    <style:style style:name="P3" style:family="paragraph" style:parent-style-name="Standard">
      <style:text-properties officeooo:rsid="00178b31" officeooo:paragraph-rsid="00178b31"/>
    </style:style>
    <style:style style:name="P4" style:family="paragraph" style:parent-style-name="Standard">
      <style:text-properties officeooo:paragraph-rsid="001a5deb"/>
    </style:style>
    <style:style style:name="P5" style:family="paragraph" style:parent-style-name="Standard">
      <style:text-properties officeooo:rsid="0021239e" officeooo:paragraph-rsid="0021239e"/>
    </style:style>
    <style:style style:name="P6" style:family="paragraph" style:parent-style-name="Standard">
      <style:text-properties officeooo:rsid="0024eeaa" officeooo:paragraph-rsid="0024eeaa"/>
    </style:style>
    <style:style style:name="P7" style:family="paragraph" style:parent-style-name="Standard">
      <style:text-properties officeooo:rsid="002918f3" officeooo:paragraph-rsid="002918f3"/>
    </style:style>
    <style:style style:name="P8" style:family="paragraph" style:parent-style-name="Standard">
      <style:text-properties officeooo:rsid="002b610c" officeooo:paragraph-rsid="002b610c"/>
    </style:style>
    <style:style style:name="P9" style:family="paragraph" style:parent-style-name="Standard">
      <style:text-properties officeooo:rsid="002c468e" officeooo:paragraph-rsid="002c468e"/>
    </style:style>
    <style:style style:name="P10" style:family="paragraph" style:parent-style-name="Standard">
      <style:text-properties style:font-name="Liberation Serif" fo:font-size="12pt" officeooo:rsid="002ed260" officeooo:paragraph-rsid="002ed260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cdf14" officeooo:paragraph-rsid="0030f33d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20807" officeooo:paragraph-rsid="00320807" style:font-size-asian="12pt" style:font-size-complex="12pt"/>
    </style:style>
    <style:style style:name="P13" style:family="paragraph" style:parent-style-name="Standard">
      <style:text-properties style:use-window-font-color="true" loext:opacity="0%" style:font-name="Liberation Serif" fo:font-size="12pt" officeooo:rsid="0030f33d" officeooo:paragraph-rsid="0030f33d" style:font-size-asian="12pt" style:font-size-complex="12pt"/>
    </style:style>
    <style:style style:name="P14" style:family="paragraph" style:parent-style-name="Standard">
      <style:text-properties style:use-window-font-color="true" loext:opacity="0%" style:font-name="Liberation Serif" fo:font-size="12pt" officeooo:rsid="00326699" officeooo:paragraph-rsid="00326699" style:font-size-asian="12pt" style:font-size-complex="12pt"/>
    </style:style>
    <style:style style:name="P15" style:family="paragraph" style:parent-style-name="Standard">
      <style:text-properties style:use-window-font-color="true" loext:opacity="0%" style:font-name="Liberation Serif" fo:font-size="12pt" officeooo:rsid="003e268d" officeooo:paragraph-rsid="003e268d" style:font-size-asian="12pt" style:font-size-complex="12pt"/>
    </style:style>
    <style:style style:name="P16" style:family="paragraph" style:parent-style-name="Standard">
      <style:text-properties style:use-window-font-color="true" loext:opacity="0%" style:font-name="Liberation Serif" fo:font-size="12pt" officeooo:rsid="00403926" officeooo:paragraph-rsid="00403926" style:font-size-asian="12pt" style:font-size-complex="12pt"/>
    </style:style>
    <style:style style:name="P17" style:family="paragraph" style:parent-style-name="Standard">
      <style:text-properties officeooo:paragraph-rsid="0036a9f3"/>
    </style:style>
    <style:style style:name="P18" style:family="paragraph" style:parent-style-name="Standard">
      <style:text-properties fo:color="#000000" loext:opacity="100%" style:font-name="Liberation Serif" fo:font-size="12pt" officeooo:rsid="003821a5" officeooo:paragraph-rsid="003821a5" style:font-size-asian="12pt" style:font-size-complex="12pt"/>
    </style:style>
    <style:style style:name="P19" style:family="paragraph" style:parent-style-name="Standard">
      <style:text-properties fo:color="#000000" loext:opacity="100%" style:font-name="Liberation Serif" fo:font-size="12pt" officeooo:rsid="0039c1e3" officeooo:paragraph-rsid="0039c1e3" style:font-size-asian="12pt" style:font-size-complex="12pt"/>
    </style:style>
    <style:style style:name="P20" style:family="paragraph" style:parent-style-name="Standard">
      <style:text-properties fo:color="#000000" loext:opacity="100%" style:font-name="Liberation Serif" fo:font-size="12pt" officeooo:rsid="003c3599" officeooo:paragraph-rsid="003c3599" style:font-size-asian="12pt" style:font-size-complex="12pt"/>
    </style:style>
    <style:style style:name="P21" style:family="paragraph" style:parent-style-name="Standard">
      <style:text-properties fo:color="#000000" loext:opacity="100%" style:font-name="Liberation Serif" fo:font-size="12pt" officeooo:rsid="003e268d" officeooo:paragraph-rsid="003e268d" style:font-size-asian="12pt" style:font-size-complex="12pt"/>
    </style:style>
    <style:style style:name="P22" style:family="paragraph" style:parent-style-name="Standard">
      <style:text-properties officeooo:rsid="003821a5" officeooo:paragraph-rsid="0039c1e3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break-before="page"/>
      <style:text-properties style:use-window-font-color="true" loext:opacity="0%" style:font-name="Liberation Serif" fo:font-size="12pt" officeooo:rsid="00326699" officeooo:paragraph-rsid="00326699" style:font-size-asian="12pt" style:font-size-complex="12pt"/>
    </style:style>
    <style:style style:name="P25" style:family="paragraph" style:parent-style-name="Standard">
      <style:text-properties fo:color="#000000" loext:opacity="100%" style:font-name="Liberation Serif" fo:font-size="12pt" officeooo:rsid="003a2141" officeooo:paragraph-rsid="003a2141" style:font-size-asian="12pt" style:font-size-complex="12pt"/>
    </style:style>
    <style:style style:name="P26" style:family="paragraph" style:parent-style-name="Standard">
      <style:text-properties fo:color="#000000" loext:opacity="100%" style:font-name="Liberation Serif" fo:font-size="12pt" officeooo:rsid="003821a5" officeooo:paragraph-rsid="003821a5" style:font-size-asian="12pt" style:font-size-complex="12pt"/>
    </style:style>
    <style:style style:name="P27" style:family="paragraph" style:parent-style-name="Standard">
      <style:text-properties officeooo:paragraph-rsid="0021239e"/>
    </style:style>
    <style:style style:name="T1" style:family="text">
      <style:text-properties officeooo:rsid="00114af3"/>
    </style:style>
    <style:style style:name="T2" style:family="text">
      <style:text-properties officeooo:rsid="00126654"/>
    </style:style>
    <style:style style:name="T3" style:family="text">
      <style:text-properties officeooo:rsid="0015a9d6"/>
    </style:style>
    <style:style style:name="T4" style:family="text">
      <style:text-properties officeooo:rsid="001a1411"/>
    </style:style>
    <style:style style:name="T5" style:family="text">
      <style:text-properties officeooo:rsid="0025f7c1"/>
    </style:style>
    <style:style style:name="T6" style:family="text">
      <style:text-properties officeooo:rsid="002918f3"/>
    </style:style>
    <style:style style:name="T7" style:family="text">
      <style:text-properties officeooo:rsid="00298535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officeooo:rsid="002ed260"/>
    </style:style>
    <style:style style:name="T10" style:family="text">
      <style:text-properties style:use-window-font-color="true" loext:opacity="0%" style:font-name="Liberation Serif" fo:font-size="12pt" officeooo:rsid="0036a9f3" style:font-size-asian="12pt" style:font-size-complex="12pt"/>
    </style:style>
    <style:style style:name="T11" style:family="text">
      <style:text-properties officeooo:rsid="00351cbe"/>
    </style:style>
    <style:style style:name="T12" style:family="text">
      <style:text-properties officeooo:rsid="00354949"/>
    </style:style>
    <style:style style:name="T13" style:family="text">
      <style:text-properties fo:color="#000000" loext:opacity="100%" style:font-name="Liberation Serif" fo:font-size="12pt" style:font-size-asian="12pt" style:font-size-complex="12pt"/>
    </style:style>
    <style:style style:name="T14" style:family="text">
      <style:text-properties fo:color="#000000" loext:opacity="100%" style:font-name="Liberation Serif" fo:font-size="12pt" officeooo:rsid="0036a9f3" style:font-size-asian="12pt" style:font-size-complex="12pt"/>
    </style:style>
    <style:style style:name="T15" style:family="text">
      <style:text-properties officeooo:rsid="003821a5"/>
    </style:style>
    <style:style style:name="T16" style:family="text">
      <style:text-properties officeooo:rsid="003e268d"/>
    </style:style>
    <style:style style:name="T17" style:family="text">
      <style:text-properties officeooo:rsid="00403926"/>
    </style:style>
    <style:style style:name="T18" style:family="text">
      <style:text-properties officeooo:rsid="002123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k do meu repositório remoto, contendo a TDE:</text:p>
      <text:p text:style-name="P3"/>
      <text:p text:style-name="P3"><text:s/>https://github.com/EduAug/Atv_Branches_IAC</text:p>
      <text:p text:style-name="P2"/>
      <text:p text:style-name="P2">3. git clone https://github.com/EduAug/Atv_Branches_IAC.git (em uma pasta "vazia")</text:p>
      <text:p text:style-name="Standard"/>
      <text:p text:style-name="Standard">4. cd Atv_Branches_IAC</text:p>
      <text:p text:style-name="Standard"/>
      <text:p text:style-name="Standard">4. git checkout Feature_1</text:p>
      <text:p text:style-name="Standard"/>
      <text:p text:style-name="Standard">5. touch AP1.txt</text:p>
      <text:p text:style-name="Standard"><text:s/>- - Alteração no arquivo AP1.txt realizado abrindo diretamente o VS Code - -</text:p>
      <text:p text:style-name="Standard"><text:s text:c="2"/>- - Por algum motivo, não consigo usar o comando . code no meu terminal - -</text:p>
      <text:p text:style-name="Standard">6. git add .</text:p>
      <text:p text:style-name="Standard"/>
      <text:p text:style-name="Standard">6. git commit -m"Adição de arquivo AP1.txt na branch Feature_1"</text:p>
      <text:p text:style-name="Standard"/>
      <text:p text:style-name="Standard">6. git push</text:p>
      <text:p text:style-name="Standard"/>
      <text:p text:style-name="Standard">7. git checkout Development</text:p>
      <text:p text:style-name="Standard"/>
      <text:p text:style-name="Standard">7. git checkout -b Feature_2</text:p>
      <text:p text:style-name="Standard"/>
      <text:p text:style-name="Standard">8. git checkout Feature_1 AP1.txt</text:p>
      <text:p text:style-name="Standard">- - Segunda alteração no arquivo AP1.txt realizada diretamente no VS Code - -</text:p>
      <text:p text:style-name="Standard">9. git add .</text:p>
      <text:p text:style-name="Standard"/>
      <text:p text:style-name="Standard">9. git commit -m"Cópia AP1.txt e adição de lorem"</text:p>
      <text:p text:style-name="Standard"/>
      <text:p text:style-name="Standard">9. git push --set-upstream origin Development</text:p>
      <text:p text:style-name="Standard"/>
      <text:p text:style-name="P23">- <text:span text:style-name="T3">Alterações no repositório remoto do Alfredo Mello</text:span></text:p>
      <text:p text:style-name="Standard"/>
      <text:p text:style-name="P1">11. git clone https://github.com/AlfredoMello/trabalho-branchs_IAC.git (em uma pasta "vazia")</text:p>
      <text:p text:style-name="Standard"/>
      <text:p text:style-name="Standard">11. cd trabalho-branchs_IAC</text:p>
      <text:p text:style-name="Standard"/>
      <text:p text:style-name="Standard">11. git checkout development</text:p>
      <text:p text:style-name="Standard"/>
      <text:p text:style-name="Standard">11. git checkout -b featureEduardoAugusto</text:p>
      <text:p text:style-name="Standard"/>
      <text:p text:style-name="Standard">11. mkdir featureEdu1 <text:span text:style-name="T1">(apenas para me organizar melhor no repositório)</text:span></text:p>
      <text:p text:style-name="Standard">- - Adição do primeiro arquivo no repositório de equipe - -</text:p>
      <text:p text:style-name="Standard"><text:tab/> - - <text:span text:style-name="T4">Fora do terminal do git bash - - </text:span></text:p>
      <text:p text:style-name="Standard">11. git add .</text:p>
      <text:p text:style-name="Standard"/>
      <text:p text:style-name="Standard">11. git commit -m"Primeira adição no repostório Alfredo"</text:p>
      <text:p text:style-name="Standard"/>
      <text:p text:style-name="Standard">11. git push --set-upstream origin featureEduardoAugusto (<text:span text:style-name="T2">Não sei se ficou enraizado da develop</text:span>)</text:p>
      <text:p text:style-name="P4">- - Adição do segundo arquivo no repositório de equipe - -</text:p>
      <text:p text:style-name="P4"><text:tab/> - - <text:span text:style-name="T4">Fora do terminal do git bash - - </text:span></text:p>
      <text:p text:style-name="Standard">11. git add .</text:p>
      <text:p text:style-name="Standard"/>
      <text:p text:style-name="Standard">11. git commit -m"Segundo commit no repositório Alfredo"</text:p>
      <text:p text:style-name="Standard"/>
      <text:p text:style-name="Standard">11. git push</text:p>
      <text:p text:style-name="Standard"/>
      <text:p text:style-name="Standard"/>
      <text:p text:style-name="P27"><text:span text:style-name="T18">13. git pull https://github.com/EduAug/Atv_Branches_IAC</text:span></text:p>
      <text:p text:style-name="P5">13. git branches -a</text:p>
      <text:p text:style-name="P5">13. git checkout Development</text:p>
      <text:p text:style-name="P5">13. git merge Feature_1</text:p>
      <text:p text:style-name="P5"/>
      <text:p text:style-name="P5">- - <text:span text:style-name="T5">Alteração no AP1.txt da Feature_2 realizada diretamente no arquivo - -</text:span></text:p>
      <text:p text:style-name="P6"/>
      <text:p text:style-name="P6">15. <text:span text:style-name="T6">git checkout Development</text:span></text:p>
      <text:p text:style-name="P7">15. <text:span text:style-name="T7">git merge Feature_2</text:span></text:p>
      <text:p text:style-name="P8">15. git merge --abort</text:p>
      <text:p text:style-name="P9">15. git checkout Feature_2</text:p>
      <text:p text:style-name="P9">15. git mv options AP1.txt AP1_Feat2.txt</text:p>
      <text:p text:style-name="P10">15. <text:span text:style-name="T8"><text:s/>git add . &amp;&amp; git commit -m"Alteração Nome AP1" &amp;&amp; git push</text:span></text:p>
      <text:p text:style-name="P13">15. git checkout Development</text:p>
      <text:p text:style-name="P11"><text:span text:style-name="T8">15. </text:span><text:span text:style-name="T9">git merge Feature_2</text:span></text:p>
      <text:p text:style-name="P12"><text:span text:style-name="T9">1</text:span><text:span text:style-name="T8">5. :aq! (ou :q!, :wq!, …)</text:span></text:p>
      <text:p text:style-name="P14">15. git add . &amp;&amp; git commit -m”Commit AP1 e AP1_Feat2 no Development mais Arquivo doc” &amp;&amp; git push</text:p>
      <text:p text:style-name="P24"/>
      <text:p text:style-name="P14">- <text:span text:style-name="T11">Fase 2_2 </text:span><text:span text:style-name="T12">(Usando a Branch do Alfredo para dar Merge na nova)</text:span></text:p>
      <text:p text:style-name="P17"><text:span text:style-name="T10">1</text:span><text:span text:style-name="T14">6. </text:span><text:span text:style-name="T13">~/Desktop/Branches</text:span></text:p>
      <text:p text:style-name="P25">16. Git Bash Here</text:p>
      <text:p text:style-name="P18">16. ls</text:p>
      <text:p text:style-name="P18">16. cd Atv_Branches_IAC</text:p>
      <text:p text:style-name="P18">16. git pull https://github.com/EduAug/Atv_Branches_IAC.git</text:p>
      <text:p text:style-name="P18">16. git checkout Development</text:p>
      <text:p text:style-name="P18">16. git checkout -b fase2EduardoAugusto</text:p>
      <text:p text:style-name="P18"/>
      <text:p text:style-name="P18">17. touch fase2.txt</text:p>
      <text:p text:style-name="P18">- Edição fase2.txt externa ao git bash -</text:p>
      <text:p text:style-name="P18">17. git status</text:p>
      <text:p text:style-name="P18">17. git add . &amp;&amp; git commit -m”Início fase 2 atv IAC”</text:p>
      <text:p text:style-name="P18">17. git push --set-upstream origin fase2EduardoAugusto</text:p>
      <text:p text:style-name="P18">17. git status (ok)</text:p>
      <text:p text:style-name="P22"/>
      <text:p text:style-name="P19"><text:span text:style-name="T15">1</text:span>8<text:span text:style-name="T15">. git pull https://github.com/EduAug/Atv_Branches_IAC.git</text:span></text:p>
      <text:p text:style-name="P18"/>
      <text:p text:style-name="P20">19(Branch do Alfredo Mello no meu repositório). <text:span text:style-name="T16">git branch -a</text:span></text:p>
      <text:p text:style-name="P21">19. git checkout fase2EduardoAugusto</text:p>
      <text:p text:style-name="P15">19. git merge featureAlfredo</text:p>
      <text:p text:style-name="P15">19. git merge origin/featureAlfredo</text:p>
      <text:p text:style-name="P15">19. :q</text:p>
      <text:p text:style-name="P15">19. <text:span text:style-name="T17">git add . &amp;&amp; git commit -m”Merge entre branch Alfredo e fase2Edu”</text:span></text:p>
      <text:p text:style-name="P16">19. git push</text:p>
      <text:p text:style-name="P16">19. git status (ok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8T21:08:59.514000000</dc:date>
    <meta:editing-duration>PT4H45M16S</meta:editing-duration>
    <meta:editing-cycles>38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72" meta:word-count="466" meta:character-count="2852" meta:non-whitespace-character-count="2451"/>
  </office:meta>
</office:document-meta>
</file>